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, sans-serif"/>
    <style:font-face style:name="Lohit Hindi1" svg:font-family="'Lohit Hindi'"/>
    <style:font-face style:name="Calibri2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23" style:display-name="123" style:family="table" style:master-page-name="Standard">
      <style:table-properties style:width="16.817cm" fo:margin-left="-0.127cm" fo:margin-right="-0.189cm" style:page-number="auto" table:align="margins" style:writing-mode="lr-tb"/>
    </style:style>
    <style:style style:name="_31_23.A" style:display-name="123.A" style:family="table-column">
      <style:table-column-properties style:column-width="8.391cm" style:rel-column-width="32698*"/>
    </style:style>
    <style:style style:name="_31_23.B" style:display-name="123.B" style:family="table-column">
      <style:table-column-properties style:column-width="8.426cm" style:rel-column-width="32837*"/>
    </style:style>
    <style:style style:name="_31_23.1" style:display-name="123.1" style:family="table-row">
      <style:table-row-properties style:keep-together="true" fo:keep-together="auto"/>
    </style:style>
    <style:style style:name="_31_23.A1" style:display-name="123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_31_23.B1" style:display-name="123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_31_23.A2" style:display-name="12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_31_23.B2" style:display-name="123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002cm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style:snap-to-layout-gri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able_20_Contents">
      <style:paragraph-properties fo:padding="0.049cm" fo:border="0.035cm solid #000000"/>
      <style:text-properties fo:language="en" fo:country="US" style:text-underline-style="none"/>
    </style:style>
    <style:style style:name="P5" style:family="paragraph" style:parent-style-name="Text_20_body">
      <style:paragraph-properties fo:line-height="115%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able_20_Contents">
      <style:paragraph-properties fo:line-height="115%" fo:padding="0.049cm" fo:border="0.035cm solid #000000"/>
      <style:text-properties fo:language="en" fo:country="US" style:text-underline-style="none"/>
    </style:style>
    <style:style style:name="T1" style:family="text">
      <style:text-properties fo:font-size="16pt" fo:language="en" fo:country="US"/>
    </style:style>
    <style:style style:name="T2" style:family="text">
      <style:text-properties fo:language="en" fo:country="US"/>
    </style:style>
    <style:style style:name="T3" style:family="text">
      <style:text-properties style:font-name="Calibri1" fo:font-size="11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123" table:style-name="_31_23">
        <table:table-column table:style-name="_31_23.A"/>
        <table:table-column table:style-name="_31_23.B"/>
        <table:table-row table:style-name="_31_23.1">
          <table:table-cell table:style-name="_31_23.A1" office:value-type="string">
            <text:p text:style-name="P1">##band=Band1 Col1</text:p>
          </table:table-cell>
          <table:table-cell table:style-name="_31_23.B1" office:value-type="string">
            <text:p text:style-name="P1">Col2</text:p>
          </table:table-cell>
        </table:table-row>
        <table:table-row table:style-name="_31_23.1">
          <table:table-cell table:style-name="_31_23.A2" office:value-type="string">
            <text:p text:style-name="P1">${col1}</text:p>
          </table:table-cell>
          <table:table-cell table:style-name="_31_23.B2" office:value-type="string">
            <text:p text:style-name="P2">${col2}</text:p>
          </table:table-cell>
        </table:table-row>
        <table:table-row table:style-name="_31_23.1">
          <table:table-cell table:style-name="_31_23.A2" office:value-type="string">
            <text:p text:style-name="P1">Footer1</text:p>
          </table:table-cell>
          <table:table-cell table:style-name="_31_23.B2" office:value-type="string">
            <text:p text:style-name="P2">Footer2</text:p>
          </table:table-cell>
        </table:table-row>
      </table:table>
      <text:p text:style-name="Standard"/>
      <text:p text:style-name="P1">${Root.param1}</text:p>
      <text:p text:style-name="P3">${Footer.FooterChild.nestedData}</text:p>
      <text:p text:style-name="P3">${FooterChild.nestedData}</text:p>
      <text:p text:style-name="P1">${Root.image}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${Root.param1}</text:p>
          </table:table-cell>
        </table:table-row>
      </table:table>
      <text:p text:style-name="P1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"><text:span text:style-name="T1">##band=Band1 </text:span><text:span text:style-name="T2">${col1}</text:span></text:p>
            <text:p text:style-name="P3">${col2}</text:p>
            <text:p text:style-name="P5"><text:span text:style-name="T3">${col3}</text:span>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, sans-serif"/>
    <style:font-face style:name="Lohit Hindi1" svg:font-family="'Lohit Hindi'"/>
    <style:font-face style:name="Calibri2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ru" fo:country="RU" style:letter-kerning="true" style:font-name-asian="Droid Sans Fallback1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${Root.param1}</text:p>
        <text:p text:style-name="MP1">${Root.param2}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gtyarjov</meta:initial-creator>
    <meta:creation-date>2013-03-29T14:08:00</meta:creation-date>
    <dc:date>2014-01-22T13:01:37.61</dc:date>
    <meta:editing-cycles>26</meta:editing-cycles>
    <meta:editing-duration>PT8M39S</meta:editing-duration>
    <meta:generator>OpenOffice.org/3.3$Win32 OpenOffice.org_project/330m20$Build-9567</meta:generator>
    <meta:document-statistic meta:table-count="3" meta:image-count="0" meta:object-count="0" meta:page-count="2" meta:paragraph-count="16" meta:word-count="18" meta:character-count="2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